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11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13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style="italic" fo:background-color="transparent"/>
    </style:style>
    <style:style style:name="P14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20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22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 New Roman" fo:font-size="10pt" fo:language="en" fo:country="US" fo:background-color="transparent" style:font-size-asian="10pt" style:font-size-complex="10pt"/>
    </style:style>
    <style:style style:name="P23" style:family="paragraph" style:parent-style-name="Text_20_body">
      <style:paragraph-properties fo:margin-top="0cm" fo:margin-bottom="0cm"/>
      <style:text-properties fo:language="en" fo:country="US"/>
    </style:style>
    <style:style style:name="P24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25" style:family="paragraph" style:parent-style-name="Text_20_body">
      <style:paragraph-properties fo:margin-top="0cm" fo:margin-bottom="0cm" fo:keep-together="always" fo:orphans="0"/>
      <style:text-properties fo:language="en" fo:country="US" fo:background-color="transparent"/>
    </style:style>
    <style:style style:name="P26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7" style:family="paragraph" style:parent-style-name="Text_20_body">
      <style:paragraph-properties fo:margin-top="0cm" fo:margin-bottom="0cm" fo:keep-together="always" fo:orphans="0"/>
      <style:text-properties fo:language="en" fo:country="US"/>
    </style:style>
    <style:style style:name="P28" style:family="paragraph" style:parent-style-name="Text_20_body">
      <style:paragraph-properties fo:margin-top="0cm" fo:margin-bottom="0cm"/>
      <style:text-properties style:font-name="Arial2" fo:language="en" fo:country="US" fo:background-color="transparent"/>
    </style:style>
    <style:style style:name="P29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30" style:family="paragraph" style:parent-style-name="Contents_20_Heading">
      <style:text-properties fo:language="en" fo:country="US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3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37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38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39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0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1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2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3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4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5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6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47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48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49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50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US" fo:background-color="transparent"/>
    </style:style>
    <style:style style:name="P51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/>
    </style:style>
    <style:style style:name="P52" style:family="paragraph" style:parent-style-name="Heading_20_2">
      <style:text-properties fo:language="en" fo:country="US"/>
    </style:style>
    <style:style style:name="P53" style:family="paragraph" style:parent-style-name="Heading_20_3">
      <style:text-properties fo:language="en" fo:country="US"/>
    </style:style>
    <style:style style:name="P54" style:family="paragraph" style:parent-style-name="Heading_20_4">
      <style:text-properties fo:language="en" fo:country="US"/>
    </style:style>
    <style:style style:name="P55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Times New Roman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Arial1"/>
    </style:style>
    <style:style style:name="T14" style:family="text">
      <style:text-properties style:font-name="Arial1" fo:background-color="transparent"/>
    </style:style>
    <style:style style:name="T15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chematic Libraries Files Format: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0">Schematic Libraries Files Format:</text:p>
          </text:index-title>
          <text:p text:style-name="P4"><text:a xlink:type="simple" xlink:href="#1.Schematic Libraries Files Format:|outline" text:style-name="Internet_20_link" text:visited-style-name="Internet_20_link"><text:span text:style-name="T15">1 - Schematic Libraries Files Format:<text:tab/></text:span></text:a><text:a xlink:type="simple" xlink:href="#1.Schematic Libraries Files Format:|outline" text:style-name="Internet_20_link" text:visited-style-name="Internet_20_link"><text:span text:style-name="T15">1</text:span></text:a></text:p>
          <text:p text:style-name="P5"><text:a xlink:type="simple" xlink:href="#1.1.Units|outline" text:style-name="Internet_20_link" text:visited-style-name="Internet_20_link"><text:span text:style-name="T15">1.1 - Units<text:tab/></text:span></text:a><text:a xlink:type="simple" xlink:href="#1.1.Units|outline" text:style-name="Internet_20_link" text:visited-style-name="Internet_20_link"><text:span text:style-name="T15">1</text:span></text:a></text:p>
          <text:p text:style-name="P5"><text:a xlink:type="simple" xlink:href="#1.2.Heading|outline" text:style-name="Internet_20_link" text:visited-style-name="Internet_20_link"><text:span text:style-name="T15">1.2 - Heading<text:tab/></text:span></text:a><text:a xlink:type="simple" xlink:href="#1.2.Heading|outline" text:style-name="Internet_20_link" text:visited-style-name="Internet_20_link"><text:span text:style-name="T15">1</text:span></text:a></text:p>
          <text:p text:style-name="P5"><text:a xlink:type="simple" xlink:href="#1.3.Description of a component|outline" text:style-name="Internet_20_link" text:visited-style-name="Internet_20_link"><text:span text:style-name="T15">1.3 - Description of a component<text:tab/></text:span></text:a><text:a xlink:type="simple" xlink:href="#1.3.Description of a component|outline" text:style-name="Internet_20_link" text:visited-style-name="Internet_20_link"><text:span text:style-name="T15">1</text:span></text:a></text:p>
          <text:p text:style-name="P6"><text:a xlink:type="simple" xlink:href="#1.3.1.Description of Alias|outline" text:style-name="Internet_20_link" text:visited-style-name="Internet_20_link"><text:span text:style-name="T15">1.3.1 - Description of Alias<text:tab/></text:span></text:a><text:a xlink:type="simple" xlink:href="#1.3.1.Description of Alias|outline" text:style-name="Internet_20_link" text:visited-style-name="Internet_20_link"><text:span text:style-name="T15">2</text:span></text:a></text:p>
          <text:p text:style-name="P6"><text:a xlink:type="simple" xlink:href="#1.3.2.Description of the fields|outline" text:style-name="Internet_20_link" text:visited-style-name="Internet_20_link"><text:span text:style-name="T15">1.3.2 - Description of the fields<text:tab/></text:span></text:a><text:a xlink:type="simple" xlink:href="#1.3.2.Description of the fields|outline" text:style-name="Internet_20_link" text:visited-style-name="Internet_20_link"><text:span text:style-name="T15">2</text:span></text:a></text:p>
          <text:p text:style-name="P6"><text:a xlink:type="simple" xlink:href="#1.3.3.Description of graphic elements|outline" text:style-name="Internet_20_link" text:visited-style-name="Internet_20_link"><text:span text:style-name="T15">1.3.3 - Description of graphic elements<text:tab/></text:span></text:a><text:a xlink:type="simple" xlink:href="#1.3.3.Description of graphic elements|outline" text:style-name="Internet_20_link" text:visited-style-name="Internet_20_link"><text:span text:style-name="T15">2</text:span></text:a></text:p>
          <text:p text:style-name="P3"><text:a xlink:type="simple" xlink:href="#1.3.3.1.Polygon :|outline" text:style-name="Internet_20_link" text:visited-style-name="Internet_20_link"><text:span text:style-name="T15">1.3.3.1 - Polygon :<text:tab/></text:span></text:a><text:a xlink:type="simple" xlink:href="#1.3.3.1.Polygon :|outline" text:style-name="Internet_20_link" text:visited-style-name="Internet_20_link"><text:span text:style-name="T15">3</text:span></text:a></text:p>
          <text:p text:style-name="P3"><text:a xlink:type="simple" xlink:href="#1.3.3.2.Rectangle|outline" text:style-name="Internet_20_link" text:visited-style-name="Internet_20_link"><text:span text:style-name="T15">1.3.3.2 - Rectangle<text:tab/></text:span></text:a><text:a xlink:type="simple" xlink:href="#1.3.3.2.Rectangle|outline" text:style-name="Internet_20_link" text:visited-style-name="Internet_20_link"><text:span text:style-name="T15">3</text:span></text:a></text:p>
          <text:p text:style-name="P3"><text:a xlink:type="simple" xlink:href="#1.3.3.3.Circle|outline" text:style-name="Internet_20_link" text:visited-style-name="Internet_20_link"><text:span text:style-name="T15">1.3.3.3 - Circle<text:tab/></text:span></text:a><text:a xlink:type="simple" xlink:href="#1.3.3.3.Circle|outline" text:style-name="Internet_20_link" text:visited-style-name="Internet_20_link"><text:span text:style-name="T15">3</text:span></text:a></text:p>
          <text:p text:style-name="P3"><text:a xlink:type="simple" xlink:href="#1.3.3.4.Arc of circle|outline" text:style-name="Internet_20_link" text:visited-style-name="Internet_20_link"><text:span text:style-name="T15">1.3.3.4 - Arc of circle<text:tab/></text:span></text:a><text:a xlink:type="simple" xlink:href="#1.3.3.4.Arc of circle|outline" text:style-name="Internet_20_link" text:visited-style-name="Internet_20_link"><text:span text:style-name="T15">3</text:span></text:a></text:p>
          <text:p text:style-name="P3"><text:a xlink:type="simple" xlink:href="#1.3.3.5.Text field|outline" text:style-name="Internet_20_link" text:visited-style-name="Internet_20_link"><text:span text:style-name="T15">1.3.3.5 - Text field<text:tab/></text:span></text:a><text:a xlink:type="simple" xlink:href="#1.3.3.5.Text field|outline" text:style-name="Internet_20_link" text:visited-style-name="Internet_20_link"><text:span text:style-name="T15">4</text:span></text:a></text:p>
          <text:p text:style-name="P6"><text:a xlink:type="simple" xlink:href="#1.3.4.Description of the pins|outline" text:style-name="Internet_20_link" text:visited-style-name="Internet_20_link"><text:span text:style-name="T15">1.3.4 - Description of the pins<text:tab/></text:span></text:a><text:a xlink:type="simple" xlink:href="#1.3.4.Description of the pins|outline" text:style-name="Internet_20_link" text:visited-style-name="Internet_20_link"><text:span text:style-name="T15">4</text:span></text:a></text:p>
        </text:index-body>
      </text:table-of-content>
      <text:p text:style-name="P7"/>
      <text:h text:style-name="P52" text:outline-level="2">Units</text:h>
      <text:p text:style-name="P7">Sizes and coordinates are given in mils (1/1000 inch)</text:p>
      <text:h text:style-name="P52" text:outline-level="2">Heading</text:h>
      <text:p text:style-name="P24">format:</text:p>
      <text:p text:style-name="P20">EESchema-LIBRARY Version 2.0 24/1/1997-18:9:6</text:p>
      <text:p text:style-name="P21">description of the components</text:p>
      <text:p text:style-name="P20"># End Library</text:p>
      <text:p text:style-name="P23"/>
      <text:h text:style-name="P52" text:outline-level="2">Description of a component</text:h>
      <text:p text:style-name="P17">The format is as follows :</text:p>
      <text:p text:style-name="P12"><text:span text:style-name="T2">DEF</text:span> <text:span text:style-name="T4">name reference</text:span><text:span text:style-name="T7"> unused text_offset draw_pinnumber draw_pinname unit_count units_locked option_flag</text:span></text:p>
      <text:p text:style-name="P12"><text:span text:style-name="T2">ALIAS </text:span><text:span text:style-name="T4">name1 name2…</text:span></text:p>
      <text:p text:style-name="P13">fields list</text:p>
      <text:p text:style-name="P14">DRAW</text:p>
      <text:p text:style-name="P13">list graphic elements and pins</text:p>
      <text:p text:style-name="P14">ENDDRAW</text:p>
      <text:p text:style-name="P14">ENDDEF</text:p>
      <text:p text:style-name="P8">Parameters for <text:span text:style-name="T3">DEF</text:span> :</text:p>
      <text:list xml:id="list30239809" text:style-name="L1">
        <text:list-item>
          <text:p text:style-name="P33"><text:span text:style-name="T5">name</text:span><text:span text:style-name="T8"> = component name in library (74LS02 ...)</text:span></text:p>
        </text:list-item>
        <text:list-item>
          <text:p text:style-name="P34">référence<text:span text:style-name="T8"> = Reference </text:span><text:span text:style-name="T9">( U, R, IC .., which become U3, U8, R1, R45, IC4...)</text:span></text:p>
        </text:list-item>
        <text:list-item>
          <text:p text:style-name="P36"><text:span text:style-name="T6">unused</text:span> = 0 (reserved)</text:p>
        </text:list-item>
        <text:list-item>
          <text:p text:style-name="P36">t<text:span text:style-name="T6">ext_offset</text:span> = offset for pin name position</text:p>
        </text:list-item>
        <text:list-item>
          <text:p text:style-name="P33"><text:span text:style-name="T6">draw_pinnumber</text:span><text:span text:style-name="T8"> = Y </text:span><text:span text:style-name="T9">(display pin number)</text:span><text:span text:style-name="T8"> ou N </text:span><text:span text:style-name="T9">(do not display pin number)</text:span><text:span text:style-name="T8">.</text:span></text:p>
        </text:list-item>
        <text:list-item>
          <text:p text:style-name="P35"><text:span text:style-name="T6">draw_pinname</text:span> = Y <text:span text:style-name="T10">(display pin name)</text:span> ou N <text:span text:style-name="T10">(do not display pin name)</text:span>.</text:p>
        </text:list-item>
        <text:list-item>
          <text:p text:style-name="P34">unit_count<text:span text:style-name="T8"> = Number of part ( or section) in a component package.</text:span></text:p>
        </text:list-item>
        <text:list-item>
          <text:p text:style-name="P34">units_locked<text:span text:style-name="T8"> = <text:s/>= L </text:span><text:span text:style-name="T9">(units are not identical and cannot be swapped)</text:span><text:span text:style-name="T8"> or F </text:span><text:span text:style-name="T9">(units are identical and therefore can be swapped) (Used only if unit_count &gt; 1)</text:span></text:p>
        </text:list-item>
        <text:list-item>
          <text:p text:style-name="P34">option_flag<text:span text:style-name="T8"> = N (normal) or P (component type "power")</text:span></text:p>
        </text:list-item>
      </text:list>
      <text:p text:style-name="P9"/>
      <text:p text:style-name="P24"><text:soft-page-break/>Example:</text:p>
      <text:p text:style-name="P21">DEF BNC P 0 40 Y NR 1 L NR</text:p>
      <text:p text:style-name="P21">F0 “P” 10.120 60 H V<text:span text:style-name="T11"> L C</text:span></text:p>
      <text:p text:style-name="P21">F1 “BNC” 110 - 60 40 V V<text:span text:style-name="T11"> L C</text:span></text:p>
      <text:p text:style-name="P21">DRAW</text:p>
      <text:p text:style-name="P21">C 0 0 70 0 1 0</text:p>
      <text:p text:style-name="P21">C 0 0 20 0 1 0</text:p>
      <text:p text:style-name="P21">X Ext. 2 0 - 200 130 U 40 40 1 1 P</text:p>
      <text:p text:style-name="P21">X In 1 - 150 0.130 R 40 40 1 1 P</text:p>
      <text:p text:style-name="P21">ENDDRAW</text:p>
      <text:p text:style-name="P21">ENDDEF</text:p>
      <text:p text:style-name="P26"/>
      <text:h text:style-name="P53" text:outline-level="3">Description of Alias</text:h>
      <text:p text:style-name="P24">This line exists only if the component has alias names.</text:p>
      <text:p text:style-name="P17">format:</text:p>
      <text:p text:style-name="P12"><text:span text:style-name="T2">ALIAS </text:span><text:span text:style-name="T4">name1 name2 name3…</text:span></text:p>
      <text:p text:style-name="P11"/>
      <text:h text:style-name="P53" text:outline-level="3">Description of the fields</text:h>
      <text:p text:style-name="P24">format:</text:p>
      <text:p text:style-name="P17"><text:span text:style-name="T2">F</text:span> n “<text:span text:style-name="T4">text” posx posy dimension orientation visibility</text:span><text:span text:style-name="T6"> hjustify vjustify/italic/bold “name”</text:span></text:p>
      <text:p text:style-name="P17">with:</text:p>
      <text:list xml:id="list30259028" text:style-name="L2">
        <text:list-item>
          <text:p text:style-name="P39">n = field number :</text:p>
        </text:list-item>
        <text:list-item>
          <text:p text:style-name="P49">reference = 0.</text:p>
        </text:list-item>
        <text:list-item>
          <text:p text:style-name="P49">value = 1.</text:p>
        </text:list-item>
        <text:list-item>
          <text:p text:style-name="P49">Pcb FootPrint = 2.</text:p>
        </text:list-item>
        <text:list-item>
          <text:p text:style-name="P49">User doc link = 3. At present time: not used </text:p>
        </text:list-item>
        <text:list-item>
          <text:p text:style-name="P39">n = 4..11 = fields 1 to 8 (since January 2009 more than 8 field allowed, so n can be &gt; 11.</text:p>
        </text:list-item>
        <text:list-item>
          <text:p text:style-name="P39">text (delimited by double quotes)</text:p>
        </text:list-item>
        <text:list-item>
          <text:p text:style-name="P39">position X and Y</text:p>
        </text:list-item>
        <text:list-item>
          <text:p text:style-name="P39">dimension (default = 50)</text:p>
        </text:list-item>
        <text:list-item>
          <text:p text:style-name="P39">orientation = H (horizontal) or V (vertical).</text:p>
        </text:list-item>
        <text:list-item>
          <text:p text:style-name="P39">Visibility = V (visible) or I (invisible)</text:p>
        </text:list-item>
        <text:list-item>
          <text:p text:style-name="P46">hjustify vjustify = L R C B or T</text:p>
        </text:list-item>
        <text:list-item>
          <text:p text:style-name="P37">L= left</text:p>
        </text:list-item>
        <text:list-item>
          <text:p text:style-name="P37">R = Right</text:p>
        </text:list-item>
        <text:list-item>
          <text:p text:style-name="P37">C = centre</text:p>
        </text:list-item>
        <text:list-item>
          <text:p text:style-name="P37">B = bottom</text:p>
        </text:list-item>
        <text:list-item>
          <text:p text:style-name="P37">T = Top</text:p>
        </text:list-item>
        <text:list-item>
          <text:p text:style-name="P38">Style: Italic = I or N ( <text:span text:style-name="T1">since January 2009)</text:span></text:p>
        </text:list-item>
        <text:list-item>
          <text:p text:style-name="P38">Style Bold = B or N ( <text:span text:style-name="T1">since January 2009)</text:span></text:p>
        </text:list-item>
        <text:list-item>
          <text:p text:style-name="P38">Name of the field<text:span text:style-name="T14"> (delimited by double quotes)</text:span><text:span text:style-name="T13"> </text:span>(only if it is not the default name)</text:p>
        </text:list-item>
      </text:list>
      <text:p text:style-name="P10">Note: <text:s/><text:span text:style-name="T8">vjustify, <text:s/>Italic and <text:s/>Bold are in the same 3 chars word.</text:span></text:p>
      <text:p text:style-name="P24">Example:</text:p>
      <text:p text:style-name="P20">DEF DIODE D 0 40 Y NR 1 0 NR</text:p>
      <text:p text:style-name="P20">F0 “D” 0.100 50 H V<text:span text:style-name="T11"> L CNN</text:span></text:p>
      <text:p text:style-name="P20">F1 “DIODE” 0 -100 50 H V<text:span text:style-name="T11"> L CIB</text:span></text:p>
      <text:p text:style-name="P22">F5 “2euros” 0 -200 50 H V L CIB ”PRICE”</text:p>
      <text:p text:style-name="P19"/>
      <text:h text:style-name="P53" text:outline-level="3">Description of graphic elements</text:h>
      <text:p text:style-name="P29">There are of 5 types:</text:p>
      <text:list xml:id="list30251714" text:style-name="L3">
        <text:list-item>
          <text:p text:style-name="P50">Polygon (succession of segments), filled or normal.</text:p>
        </text:list-item>
        <text:list-item>
          <text:p text:style-name="P50">Rectangle.</text:p>
        </text:list-item>
        <text:list-item>
          <text:p text:style-name="P50"><text:soft-page-break/>Circle.</text:p>
        </text:list-item>
        <text:list-item>
          <text:p text:style-name="P50">Arc of circle.</text:p>
        </text:list-item>
        <text:list-item>
          <text:p text:style-name="P51"><text:span text:style-name="T1">Text</text:span>.</text:p>
        </text:list-item>
      </text:list>
      <text:h text:style-name="P54" text:outline-level="4">Polygon :</text:h>
      <text:p text:style-name="P24">Format:</text:p>
      <text:p text:style-name="P17"><text:span text:style-name="T2">P</text:span> <text:span text:style-name="T4">Nb parts convert ltrait x0 y0 x1 y1 xi yi cc</text:span></text:p>
      <text:p text:style-name="P17">With:</text:p>
      <text:list xml:id="list30243717" text:style-name="L4">
        <text:list-item>
          <text:p text:style-name="P40">Nb = a number of points.</text:p>
        </text:list-item>
        <text:list-item>
          <text:p text:style-name="P40">unit = 0 if common to the parts; if not, number of part (1. .n).</text:p>
        </text:list-item>
        <text:list-item>
          <text:p text:style-name="P40">convert = 0 if common to the 2 representations, if not 1 or 2.</text:p>
        </text:list-item>
        <text:list-item>
          <text:p text:style-name="P40"><text:span text:style-name="T4">trait </text:span>= line thickness.</text:p>
        </text:list-item>
        <text:list-item>
          <text:p text:style-name="P40">xi yi coordinates of end i.</text:p>
        </text:list-item>
        <text:list-item>
          <text:p text:style-name="P40">cc = N F or F ( F = <text:span text:style-name="T1">filled polygon</text:span>; f = .<text:span text:style-name="T1"> filled polygon, transparent background)</text:span></text:p>
        </text:list-item>
      </text:list>
      <text:p text:style-name="P24">Example:</text:p>
      <text:p text:style-name="P23"/>
      <text:p text:style-name="P21">P 3 0 1 0 - 50 50 50 0 - 50 - 50 F</text:p>
      <text:p text:style-name="P21">P 2 0 1 0 50 50 50 – 50 N</text:p>
      <text:p text:style-name="P19"/>
      <text:h text:style-name="P54" text:outline-level="4">Rectangle</text:h>
      <text:p text:style-name="P24">Format:</text:p>
      <text:p text:style-name="P17"><text:span text:style-name="T2">S </text:span><text:span text:style-name="T4">startx starty endx endy unit convert ltrait <text:s/>cc</text:span></text:p>
      <text:p text:style-name="P17">With</text:p>
      <text:list xml:id="list30240073" text:style-name="L5">
        <text:list-item>
          <text:p text:style-name="P41">unit = 0 if common to the parts; if not, number of part (1. .n).</text:p>
        </text:list-item>
        <text:list-item>
          <text:p text:style-name="P41">convert = 0 if common to the representations; if not, 1 or 2.</text:p>
        </text:list-item>
        <text:list-item>
          <text:p text:style-name="P41">ltrait = thickness.</text:p>
        </text:list-item>
      </text:list>
      <text:list xml:id="list30300161" text:continue-list="list30243717" text:style-name="L4">
        <text:list-item text:start-value="1">
          <text:p text:style-name="P40">cc = N F or F ( F = <text:span text:style-name="T1">filled Rectangle,</text:span>; f = .<text:span text:style-name="T1"> filled Rectangle, transparent background)</text:span></text:p>
        </text:list-item>
      </text:list>
      <text:p text:style-name="P24"/>
      <text:p text:style-name="P24">Example:</text:p>
      <text:p text:style-name="P23"/>
      <text:p text:style-name="P21">S 0 50.900.900 0 1 0 f</text:p>
      <text:p text:style-name="P23"/>
      <text:h text:style-name="P54" text:outline-level="4">Circle</text:h>
      <text:p text:style-name="P24">Format:</text:p>
      <text:p text:style-name="P17"><text:span text:style-name="T2">C </text:span><text:span text:style-name="T4">posx posy radius unit convert ltrait cc</text:span></text:p>
      <text:p text:style-name="P17">With</text:p>
      <text:list xml:id="list30243913" text:style-name="L6">
        <text:list-item>
          <text:p text:style-name="P42">unit = 0 if common to the parts; if not, number of part (1. .n).</text:p>
        </text:list-item>
        <text:list-item>
          <text:p text:style-name="P42">convert = 0 so common to the representations, if not 1 or 2.</text:p>
        </text:list-item>
        <text:list-item>
          <text:p text:style-name="P42">ltrait = thickness.</text:p>
        </text:list-item>
      </text:list>
      <text:list xml:id="list30322314" text:continue-list="list30300161" text:style-name="L4">
        <text:list-item text:start-value="1">
          <text:p text:style-name="P40">cc = N F or F ( F = <text:span text:style-name="T1">filled Rectangle,</text:span>; f = .<text:span text:style-name="T1"> filled Rectangle, transparent background)</text:span></text:p>
        </text:list-item>
      </text:list>
      <text:p text:style-name="P24">Example:</text:p>
      <text:p text:style-name="P23"/>
      <text:p text:style-name="P21">C 0 0 70 0 1 0 F</text:p>
      <text:p text:style-name="P21">C 0 0 20 0 1 0 N</text:p>
      <text:p text:style-name="P19"/>
      <text:h text:style-name="P54" text:outline-level="4">Arc of circle</text:h>
      <text:p text:style-name="P29">Format:</text:p>
      <text:p text:style-name="P25"><text:soft-page-break/><text:span text:style-name="T2">With </text:span><text:span text:style-name="T4">posx posy radius start end part convert ltrait start_pointX start_pointY end_pointX end_pointY <text:s/>cc</text:span></text:p>
      <text:p text:style-name="P18">With:</text:p>
      <text:list xml:id="list30245154" text:style-name="L7">
        <text:list-item>
          <text:p text:style-name="P43">start = <text:span text:style-name="T12">angle</text:span> of the starting point (in 0,1 degrees).</text:p>
        </text:list-item>
        <text:list-item>
          <text:p text:style-name="P43">end = <text:span text:style-name="T12">angle</text:span> of the end point (in 0,1 degrees).</text:p>
        </text:list-item>
        <text:list-item>
          <text:p text:style-name="P43">unit = 0 so common to the parts; if not, number of part (1. .n).</text:p>
        </text:list-item>
        <text:list-item>
          <text:p text:style-name="P43">convert = 0 if common to the representations, if not 1 or 2.</text:p>
        </text:list-item>
        <text:list-item>
          <text:p text:style-name="P43">ltrait = thickness.</text:p>
        </text:list-item>
        <text:list-item>
          <text:p text:style-name="P47">start_pointX start_pointY = coord of the starting point (role similar to start)</text:p>
        </text:list-item>
        <text:list-item>
          <text:p text:style-name="P47">end_pointX end_pointY = coord of the point of arrival (role similar to end)</text:p>
        </text:list-item>
      </text:list>
      <text:list xml:id="list30296993" text:continue-list="list30322314" text:style-name="L4">
        <text:list-item text:start-value="1">
          <text:p text:style-name="P44">cc = N F or F ( F = <text:span text:style-name="T1">filled Rectangle,</text:span>; f = .<text:span text:style-name="T1"> filled Rectangle, transparent background)</text:span></text:p>
        </text:list-item>
      </text:list>
      <text:p text:style-name="P25">Example:</text:p>
      <text:p text:style-name="P27"/>
      <text:p text:style-name="P21">To 0.148 48 - 889 889 0 1 0 N</text:p>
      <text:p text:style-name="P21">To 0 51 51 - 889 889 0 1 0 N</text:p>
      <text:p text:style-name="P23"/>
      <text:h text:style-name="P54" text:outline-level="4">Text field</text:h>
      <text:p text:style-name="P28">Format:</text:p>
      <text:p text:style-name="P16"><text:span text:style-name="T2">T</text:span> orientation <text:span text:style-name="T4">posx posy dimension unit convert Text</text:span></text:p>
      <text:p text:style-name="P15">With:</text:p>
      <text:list xml:id="list30245118" text:style-name="L8">
        <text:list-item>
          <text:p text:style-name="P48">orientation = horizontal orientation (=0) or vertical (=1).</text:p>
        </text:list-item>
        <text:list-item>
          <text:p text:style-name="P48">type = always 0.</text:p>
        </text:list-item>
        <text:list-item>
          <text:p text:style-name="P48">unit = 0 so common to the parts, if not number of part (1. .n).</text:p>
        </text:list-item>
        <text:list-item>
          <text:p text:style-name="P48">convert = 0 if common to the representations, if not 1 or 2.</text:p>
        </text:list-item>
      </text:list>
      <text:p text:style-name="P23"/>
      <text:p text:style-name="P28">Example:</text:p>
      <text:p text:style-name="P23"/>
      <text:p text:style-name="P21">T 0 - 320 - 10 100 0 0 1 VREF</text:p>
      <text:p text:style-name="P23"/>
      <text:h text:style-name="P53" text:outline-level="3">Description of the pins</text:h>
      <text:p text:style-name="P24">Format:</text:p>
      <text:p text:style-name="P17"><text:span text:style-name="T2">X</text:span> <text:span text:style-name="T4">name number posx posy length orientation Snum Snom unit convert Etype [shape]</text:span>.</text:p>
      <text:p text:style-name="P17">With:</text:p>
      <text:list xml:id="list30255715" text:style-name="L9">
        <text:list-item>
          <text:p text:style-name="P45"><text:span text:style-name="T8">orientation </text:span>= U (up) D (down) R (right) L (left).</text:p>
        </text:list-item>
        <text:list-item>
          <text:p text:style-name="P45">name = name (without space) of the pin. if ~: no name</text:p>
        </text:list-item>
        <text:list-item>
          <text:p text:style-name="P45">number = n pin number (4 characters maximum).</text:p>
        </text:list-item>
        <text:list-item>
          <text:p text:style-name="P45">length = pin length.</text:p>
        </text:list-item>
        <text:list-item>
          <text:p text:style-name="P45">Snum = pin number text size.</text:p>
        </text:list-item>
        <text:list-item>
          <text:p text:style-name="P45">Snom = pin name text size.</text:p>
        </text:list-item>
        <text:list-item>
          <text:p text:style-name="P45">unit = 0 if common to the parts; if not, number of part (1. .n).</text:p>
        </text:list-item>
        <text:list-item>
          <text:p text:style-name="P45">convert = 0 so common to the representations, if not 1 or 2.</text:p>
        </text:list-item>
        <text:list-item>
          <text:p text:style-name="P45">Etype = electric type (1 character)</text:p>
        </text:list-item>
        <text:list-item>
          <text:p text:style-name="P45">shape = if present: pin shape (clock, inversion…).</text:p>
        </text:list-item>
      </text:list>
      <text:p text:style-name="P11"/>
      <text:p text:style-name="P24">Example:</text:p>
      <text:p text:style-name="P23"/>
      <text:p text:style-name="P21">X TO 1 - 200 0.150 R 40 40 1 1 P</text:p>
      <text:p text:style-name="P21">X K 2.200 0.150 L 40 40 1 1 P</text:p>
      <text:p text:style-name="P21">X 0 1 0 0 0 R 40 40 1 1 W NR</text:p>
      <text:p text:style-name="P21">X ~ 2 0 - 250 200 U 40 40 1 1 P</text:p>
      <text:p text:style-name="P7"><text:soft-page-break/>Etype list: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INPUT</text:p>
          </table:table-cell>
          <table:table-cell table:style-name="Tableau1.B1" office:value-type="string">
            <text:p text:style-name="P32">I</text:p>
          </table:table-cell>
        </table:table-row>
        <table:table-row>
          <table:table-cell table:style-name="Tableau1.A2" office:value-type="string">
            <text:p text:style-name="P7">OUTPUT</text:p>
          </table:table-cell>
          <table:table-cell table:style-name="Tableau1.B2" office:value-type="string">
            <text:p text:style-name="P32">O</text:p>
          </table:table-cell>
        </table:table-row>
        <table:table-row>
          <table:table-cell table:style-name="Tableau1.A2" office:value-type="string">
            <text:p text:style-name="P7">BIDI</text:p>
          </table:table-cell>
          <table:table-cell table:style-name="Tableau1.B2" office:value-type="string">
            <text:p text:style-name="P32">B</text:p>
          </table:table-cell>
        </table:table-row>
        <table:table-row>
          <table:table-cell table:style-name="Tableau1.A2" office:value-type="string">
            <text:p text:style-name="P7">TRISTATE</text:p>
          </table:table-cell>
          <table:table-cell table:style-name="Tableau1.B2" office:value-type="string">
            <text:p text:style-name="P32">T</text:p>
          </table:table-cell>
        </table:table-row>
        <table:table-row>
          <table:table-cell table:style-name="Tableau1.A2" office:value-type="string">
            <text:p text:style-name="P7">PASSIVE</text:p>
          </table:table-cell>
          <table:table-cell table:style-name="Tableau1.B2" office:value-type="string">
            <text:p text:style-name="P32">P</text:p>
          </table:table-cell>
        </table:table-row>
        <table:table-row>
          <table:table-cell table:style-name="Tableau1.A2" office:value-type="string">
            <text:p text:style-name="P7">UNSPECIFIED</text:p>
          </table:table-cell>
          <table:table-cell table:style-name="Tableau1.B2" office:value-type="string">
            <text:p text:style-name="P32">U</text:p>
          </table:table-cell>
        </table:table-row>
        <table:table-row>
          <table:table-cell table:style-name="Tableau1.A2" office:value-type="string">
            <text:p text:style-name="P7">POWER INPUT</text:p>
          </table:table-cell>
          <table:table-cell table:style-name="Tableau1.B2" office:value-type="string">
            <text:p text:style-name="P32">W</text:p>
          </table:table-cell>
        </table:table-row>
        <table:table-row>
          <table:table-cell table:style-name="Tableau1.A2" office:value-type="string">
            <text:p text:style-name="P7">POWER OUTPUT</text:p>
          </table:table-cell>
          <table:table-cell table:style-name="Tableau1.B2" office:value-type="string">
            <text:p text:style-name="P32">w</text:p>
          </table:table-cell>
        </table:table-row>
        <table:table-row>
          <table:table-cell table:style-name="Tableau1.A2" office:value-type="string">
            <text:p text:style-name="P7">OPEN COLLECTOR</text:p>
          </table:table-cell>
          <table:table-cell table:style-name="Tableau1.B2" office:value-type="string">
            <text:p text:style-name="P32">C</text:p>
          </table:table-cell>
        </table:table-row>
        <table:table-row>
          <table:table-cell table:style-name="Tableau1.A2" office:value-type="string">
            <text:p text:style-name="P7">OPEN EMITTER</text:p>
          </table:table-cell>
          <table:table-cell table:style-name="Tableau1.B2" office:value-type="string">
            <text:p text:style-name="P32">E</text:p>
          </table:table-cell>
        </table:table-row>
        <table:table-row>
          <table:table-cell table:style-name="Tableau1.A2" office:value-type="string">
            <text:p text:style-name="P7">NOT CONNECTED</text:p>
          </table:table-cell>
          <table:table-cell table:style-name="Tableau1.B2" office:value-type="string">
            <text:p text:style-name="P32">N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MP2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chematic Library files format</text:p>
        <text:p text:style-name="MP2"/>
      </style:header>
      <style:footer>
        <text:p text:style-name="MP3"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IUT</meta:initial-creator>
    <meta:creation-date>1996-01-27T12:47:00</meta:creation-date>
    <dc:date>2010-11-17T10:19:33.75</dc:date>
    <meta:print-date>2005-01-08T20:26:25</meta:print-date>
    <dc:language>en-GB</dc:language>
    <meta:editing-cycles>148</meta:editing-cycles>
    <meta:editing-duration>PT13H09M08S</meta:editing-duration>
    <meta:document-statistic meta:table-count="1" meta:image-count="0" meta:object-count="0" meta:page-count="5" meta:paragraph-count="196" meta:word-count="1307" meta:character-count="5837"/>
    <meta:user-defined meta:name="Info 1"/>
    <meta:user-defined meta:name="Info 2"/>
    <meta:user-defined meta:name="Info 3"/>
    <meta:user-defined meta:name="Info 4"/>
  </office:meta>
</office:document-meta>
</file>